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 2" svg:font-family="'Wingdings 2'"/>
    <style:font-face style:name="Arial3" svg:font-family="Arial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249cm" fo:margin-left="-0.191cm" fo:margin-top="0cm" fo:margin-bottom="0cm" table:align="left" style:writing-mode="lr-tb"/>
    </style:style>
    <style:style style:name="Tableau1.A" style:family="table-column">
      <style:table-column-properties style:column-width="5.415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5.4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Footer">
      <style:paragraph-properties>
        <style:tab-stops>
          <style:tab-stop style:position="16.254cm" style:type="right"/>
        </style:tab-stops>
      </style:paragraph-properties>
      <style:text-properties fo:language="en" fo:country="US"/>
    </style:style>
    <style:style style:name="P2" style:family="paragraph" style:parent-style-name="Footer">
      <style:paragraph-properties>
        <style:tab-stops>
          <style:tab-stop style:position="16.254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color="#ff3333"/>
    </style:style>
    <style:style style:name="P5" style:family="paragraph" style:parent-style-name="Standard">
      <style:text-properties fo:color="#c9211e"/>
    </style:style>
    <style:style style:name="P6" style:family="paragraph" style:parent-style-name="Standard">
      <style:text-properties fo:color="#c9211e" officeooo:rsid="00070638" officeooo:paragraph-rsid="00070638"/>
    </style:style>
    <style:style style:name="P7" style:family="paragraph" style:parent-style-name="Standard">
      <style:text-properties fo:color="#c9211e" officeooo:rsid="0008404f" officeooo:paragraph-rsid="0008404f"/>
    </style:style>
    <style:style style:name="P8" style:family="paragraph" style:parent-style-name="Standard">
      <style:text-properties fo:color="#c9211e" officeooo:paragraph-rsid="000a3b80"/>
    </style:style>
    <style:style style:name="P9" style:family="paragraph" style:parent-style-name="Standard">
      <style:text-properties fo:color="#c9211e" officeooo:rsid="000a3b80" officeooo:paragraph-rsid="000a3b80"/>
    </style:style>
    <style:style style:name="P10" style:family="paragraph" style:parent-style-name="Standard">
      <style:text-properties fo:color="#c9211e" officeooo:rsid="000b1e4d" officeooo:paragraph-rsid="000b1e4d"/>
    </style:style>
    <style:style style:name="P11" style:family="paragraph" style:parent-style-name="Standard">
      <style:text-properties fo:color="#c9211e" officeooo:paragraph-rsid="000c4684"/>
    </style:style>
    <style:style style:name="P12" style:family="paragraph" style:parent-style-name="Standard">
      <style:text-properties officeooo:paragraph-rsid="000a3b80"/>
    </style:style>
    <style:style style:name="P13" style:family="paragraph" style:parent-style-name="Standard">
      <style:paragraph-properties fo:margin-top="0cm" fo:margin-bottom="0cm" loext:contextual-spacing="false" fo:line-height="100%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5" style:family="paragraph" style:parent-style-name="Standard">
      <style:text-properties fo:color="#c9211e" officeooo:paragraph-rsid="000c4684"/>
    </style:style>
    <style:style style:name="P16" style:family="paragraph" style:parent-style-name="Title" style:master-page-name="Standard">
      <style:paragraph-properties style:page-number="auto"/>
    </style:style>
    <style:style style:name="P17" style:family="paragraph" style:parent-style-name="Heading_20_2">
      <style:text-properties style:font-size-complex="11pt"/>
    </style:style>
    <style:style style:name="P18" style:family="paragraph" style:parent-style-name="Heading_20_2" style:list-style-name="WWNum25"/>
    <style:style style:name="P19" style:family="paragraph" style:parent-style-name="Heading_20_2" style:list-style-name="WWNum28"/>
    <style:style style:name="P20" style:family="paragraph" style:parent-style-name="Heading_20_2" style:list-style-name="WWNum26"/>
    <style:style style:name="P21" style:family="paragraph" style:parent-style-name="Heading_20_2" style:list-style-name="WWNum27"/>
    <style:style style:name="P22" style:family="paragraph" style:parent-style-name="List_20_Paragraph" style:list-style-name="WWNum2"/>
    <style:style style:name="P23" style:family="paragraph" style:parent-style-name="List_20_Paragraph" style:list-style-name="WWNum3"/>
    <style:style style:name="P24" style:family="paragraph" style:parent-style-name="List_20_Paragraph" style:list-style-name="WWNum12"/>
    <style:style style:name="P25" style:family="paragraph" style:parent-style-name="List_20_Paragraph" style:list-style-name="WWNum7"/>
    <style:style style:name="P26" style:family="paragraph" style:parent-style-name="No_20_Spacing" style:master-page-name="Converted1">
      <style:paragraph-properties style:page-number="auto"/>
    </style:style>
    <style:style style:name="P27" style:family="paragraph" style:parent-style-name="No_20_Spacing">
      <style:paragraph-properties fo:break-before="page"/>
    </style:style>
    <style:style style:name="P28" style:family="paragraph" style:parent-style-name="No_20_Spacing" style:master-page-name="Converted2">
      <style:paragraph-properties style:page-number="auto"/>
    </style:style>
    <style:style style:name="P29" style:family="paragraph" style:parent-style-name="No_20_Spacing" style:master-page-name="Converted3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ff3333"/>
    </style:style>
    <style:style style:name="T3" style:family="text">
      <style:text-properties fo:color="#1c1c1c"/>
    </style:style>
    <style:style style:name="T4" style:family="text">
      <style:text-properties fo:color="#c9211e"/>
    </style:style>
    <style:style style:name="T5" style:family="text">
      <style:text-properties fo:color="#c9211e" style:font-name="Arial Narrow" officeooo:rsid="00070638"/>
    </style:style>
    <style:style style:name="T6" style:family="text">
      <style:text-properties fo:color="#c9211e" style:font-name="Arial Narrow" officeooo:rsid="00075b49"/>
    </style:style>
    <style:style style:name="T7" style:family="text">
      <style:text-properties fo:color="#c9211e" officeooo:rsid="000a3b80"/>
    </style:style>
    <style:style style:name="T8" style:family="text">
      <style:text-properties officeooo:rsid="00075b49"/>
    </style:style>
    <style:style style:name="T9" style:family="text">
      <style:text-properties officeooo:rsid="000a3b80"/>
    </style:style>
    <style:style style:name="T10" style:family="text">
      <style:text-properties officeooo:rsid="000a46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Module 1 : Initiation HTML5</text:p>
      <text:list xml:id="list3812010298" text:style-name="Outline">
        <text:list-item>
          <text:p text:style-name="Heading_20_1">Pré-requis</text:p>
        </text:list-item>
      </text:list>
      <text:p text:style-name="Standard"/>
      <text:list xml:id="list113504846623777" text:continue-numbering="true" text:style-name="Outline">
        <text:list-item>
          <text:p text:style-name="Heading_20_1">Description</text:p>
        </text:list-item>
      </text:list>
      <text:p text:style-name="Standard">.</text:p>
      <text:list xml:id="list113505562582908" text:continue-numbering="true" text:style-name="Outline">
        <text:list-item>
          <text:p text:style-name="Heading_20_1">Ressources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3">Supports de cours</text:p>
          </table:table-cell>
          <table:table-cell table:style-name="Tableau1.A1" office:value-type="string">
            <text:p text:style-name="P13">HTML5, CSS3, JS, PHP,MySQL</text:p>
          </table:table-cell>
          <table:table-cell table:style-name="Tableau1.A1" office:value-type="string">
            <text:p text:style-name="P13">Documents support de cours HTML5, CSS3, JS, PHP et MySQL</text:p>
          </table:table-cell>
        </table:table-row>
        <table:table-row table:style-name="Tableau1.1">
          <table:table-cell table:style-name="Tableau1.A1" office:value-type="string">
            <text:p text:style-name="P13">Evaluation</text:p>
          </table:table-cell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3">Sujet de TD/TP</text:p>
          </table:table-cell>
          <table:table-cell table:style-name="Tableau1.A1" office:value-type="string">
            <text:p text:style-name="P13">Tous les TP précédents</text:p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3">Doc. ou sites de référence</text:p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3"><text:a xlink:type="simple" xlink:href="http://www.w3schools.com/" text:style-name="Internet_20_link" text:visited-style-name="Visited_20_Internet_20_Link">http://www.w3schools.com</text:a></text:p>
            <text:p text:style-name="P13"><text:a xlink:type="simple" xlink:href="http://www.w3c.com/" text:style-name="Internet_20_link" text:visited-style-name="Visited_20_Internet_20_Link">http://www.w3c.com</text:a></text:p>
            <text:p text:style-name="P13"><text:a xlink:type="simple" xlink:href="https://validator.w3.org/nu/" text:style-name="Internet_20_link" text:visited-style-name="Visited_20_Internet_20_Link">https://validator.w3.org/nu/</text:a></text:p>
            <text:p text:style-name="P13"><text:a xlink:type="simple" xlink:href="http://www.code-couleur.com/" text:style-name="Internet_20_link" text:visited-style-name="Visited_20_Internet_20_Link">http://www.code-couleur.com</text:a></text:p>
            <text:p text:style-name="P13"/>
          </table:table-cell>
        </table:table-row>
      </table:table>
      <text:list xml:id="list113505200060171" text:continue-numbering="true" text:style-name="Outline">
        <text:list-item>
          <text:p text:style-name="Heading_20_1">Supports</text:p>
        </text:list-item>
        <text:list-item>
          <text:p text:style-name="P17">Matériel(s) : Poste de développement sous Windows</text:p>
        </text:list-item>
        <text:list-item>
          <text:p text:style-name="P17">Logiciel(s) : Notepad++, Mozilla Firefox</text:p>
        </text:list-item>
        <text:list-item>
          <text:p text:style-name="Heading_20_1">Légende</text:p>
        </text:list-item>
      </text:list>
      <text:list xml:id="list1307282093" text:style-name="WWNum2">
        <text:list-item>
          <text:p text:style-name="P22">Partie à coder</text:p>
        </text:list-item>
      </text:list>
      <text:list xml:id="list1350112472" text:style-name="WWNum3">
        <text:list-item>
          <text:p text:style-name="P23">Partie à rédiger</text:p>
        </text:list-item>
      </text:list>
      <text:list xml:id="list113505086851460" text:continue-list="list113505200060171" text:style-name="Outline">
        <text:list-item>
          <text:p text:style-name="Heading_20_1">Prolongement(s) possible(s)</text:p>
        </text:list-item>
      </text:list>
      <text:p text:style-name="Standard">Création du jeu casse brique en utilisant le langage web</text:p>
      <text:list xml:id="list113506893836238" text:continue-numbering="true" text:style-name="Outline">
        <text:list-item>
          <text:p text:style-name="Heading_20_1">Diagramme de séquence</text:p>
        </text:list-item>
      </text:list>
      <text:p text:style-name="Standard">Aucun</text:p>
      <text:p text:style-name="P3"/>
      <text:p text:style-name="Standard"/>
      <text:list xml:id="list113504955343435" text:continue-numbering="true" text:style-name="Outline">
        <text:list-item>
          <text:h text:style-name="P26" text:outline-level="1">: Base HTML</text:h>
        </text:list-item>
      </text:list>
      <text:list xml:id="list1017953551" text:style-name="WWNum25">
        <text:list-item>
          <text:p text:style-name="P18">Analyse du code HTML</text:p>
        </text:list-item>
      </text:list>
      <text:list xml:id="list113505105703731" text:continue-list="list1350112472" text:style-name="WWNum3">
        <text:list-item>
          <text:p text:style-name="P23">Qu’est-ce qu’une balise ouvrante ? Une balise fermante ? Orpheline ?</text:p>
        </text:list-item>
      </text:list>
      <text:p text:style-name="Standard"><text:tab/><text:span text:style-name="T2">Une balise ouvrante permet de dire quand j'ouvre ma fonction et la balise femante complete la balise ouvrante en disant <text:s/>j'arrete la fonction ici. Et pour ce qui est des balise orpheline, c'est une balise qui n'as pas besoin d'etre femer </text:span></text:p>
      <text:list xml:id="list113505082441967" text:continue-numbering="true" text:style-name="WWNum3">
        <text:list-item>
          <text:p text:style-name="P23">Quelles sont les balises qui permettent d’initier un code HTML ?</text:p>
        </text:list-item>
      </text:list>
      <text:p text:style-name="P4">&lt;!doctype html&gt;</text:p>
      <text:p text:style-name="P4">&lt;html&gt;</text:p>
      <text:list xml:id="list113505470334519" text:continue-numbering="true" text:style-name="WWNum3">
        <text:list-item>
          <text:p text:style-name="P23">A quoi servent les balises &lt;head&gt; et &lt;body&gt; ?</text:p>
        </text:list-item>
      </text:list>
      <text:p text:style-name="P4">La balise head permet de parametrer notre page html. Pour ce qui est du body on peut l'appeler le corp de la page sa sera donc le contenu</text:p>
      <text:list xml:id="list113505793392881" text:continue-numbering="true" text:style-name="WWNum3">
        <text:list-item>
          <text:p text:style-name="P23">Donner les caractéristiques de style de la balise « &lt;h2&gt; »</text:p>
        </text:list-item>
      </text:list>
      <text:p text:style-name="P4">La balise &lt;h2&gt;  permet de crée un titre de type 2. Le texte qui sera dans cette fonction sera plus grand que les autres.</text:p>
      <text:list xml:id="list113504847186193" text:continue-numbering="true" text:style-name="WWNum3">
        <text:list-item>
          <text:p text:style-name="P23"><text:span text:style-name="T3">Que se passe-t-il si l’on intervertir les balises « &lt;foot</text:span>er&gt; » et « &lt;header&gt; » ?</text:p>
        </text:list-item>
      </text:list>
      <text:p text:style-name="P4">L'entete de la page sera en bas et le pied de page sera en haut</text:p>
      <text:list xml:id="list113506747626681" text:continue-numbering="true" text:style-name="WWNum3">
        <text:list-item>
          <text:p text:style-name="P23">Qu’elle est donc l’intérêt de ces balises ?</text:p>
        </text:list-item>
      </text:list>
      <text:p text:style-name="P4">L'interet de cette balise est simple elle permettent d'avoir une page organiser. </text:p>
      <text:p text:style-name="Standard"/>
      <text:list xml:id="list4178112505" text:style-name="WWNum28">
        <text:list-item>
          <text:p text:style-name="P19">Analyse du code CSS</text:p>
        </text:list-item>
      </text:list>
      <text:list xml:id="list1247293449" text:style-name="WWNum12">
        <text:list-item>
          <text:p text:style-name="P24">En vous aidant d’un dessin quelle est la différence entre le padding et le margin ?</text:p>
        </text:list-item>
      </text:list>
      <text:p text:style-name="P10">Le margin permet de faire des marges alors que le padding crée des espace tout autours de l’objet </text:p>
      <text:list xml:id="list113506283145036" text:continue-numbering="true" text:style-name="WWNum12">
        <text:list-item>
          <text:p text:style-name="P24">Que constatez-vous pour la section ?</text:p>
        </text:list-item>
      </text:list>
      <text:p text:style-name="Standard"/>
      <text:list xml:id="list113505670742059" text:continue-list="list113504955343435" text:style-name="Outline">
        <text:list-item>
          <text:p text:style-name="Heading_20_2">Amélioration du code </text:p>
        </text:list-item>
      </text:list>
      <text:p text:style-name="Standard"/>
      <text:list xml:id="list113505124047844" text:continue-list="list113506747626681" text:style-name="WWNum3">
        <text:list-item>
          <text:p text:style-name="P23"/>
        </text:list-item>
      </text:list>
      <text:list xml:id="list113505467726254" text:continue-list="list113505670742059" text:style-name="Outline">
        <text:list-item>
          <text:h text:style-name="P27" text:outline-level="1">: Créer son CV</text:h>
        </text:list-item>
      </text:list>
      <text:p text:style-name="Standard"/>
      <text:p text:style-name="Standard"><text:tab/></text:p>
      <text:list xml:id="list113506908824300" text:continue-numbering="true" text:style-name="Outline">
        <text:list-item>
          <text:h text:style-name="P28" text:outline-level="1">: Faire un formulaire</text:h>
        </text:list-item>
      </text:list>
      <text:list xml:id="list2164232593" text:style-name="WWNum26">
        <text:list-item>
          <text:p text:style-name="P20"><text:bookmark-start text:name="_Toc366965296"/>Second travail.<text:bookmark-end text:name="_Toc366965296"/></text:p>
        </text:list-item>
      </text:list>
      <text:list xml:id="list113504943939200" text:continue-list="list113505124047844" text:style-name="WWNum3">
        <text:list-item>
          <text:p text:style-name="P23">Quel est l’intérêt d’une liste « radio » ?</text:p>
        </text:list-item>
      </text:list>
      <text:p text:style-name="P6">Une balise radio permet de crée une liste ou l’on peut selectionner qu’une reponse possible</text:p>
      <text:list xml:id="list113504909861239" text:continue-numbering="true" text:style-name="WWNum3">
        <text:list-item>
          <text:p text:style-name="P23">Quelle balise permet de faire une liste « radio » ?</text:p>
        </text:list-item>
      </text:list>
      <text:p text:style-name="Standard"><text:span text:style-name="T4">&lt;input type="radio" name="</text:span><text:span text:style-name="T5">xxx</text:span><text:span text:style-name="T4">" id="</text:span><text:span text:style-name="T5">xxx</text:span><text:span text:style-name="T4">" value="</text:span><text:span text:style-name="T5">xxx</text:span><text:span text:style-name="T4">"&gt; </text:span><text:span text:style-name="T5">X</text:span></text:p>
      <text:list xml:id="list113504993981910" text:continue-numbering="true" text:style-name="WWNum3">
        <text:list-item>
          <text:p text:style-name="P23">Quelle balise permet de faire une liste déroulante ?</text:p>
        </text:list-item>
      </text:list>
      <text:p text:style-name="Standard"><text:span text:style-name="T4">&lt;input list="</text:span><text:span text:style-name="T6">xxx</text:span><text:span text:style-name="T4">" name="</text:span><text:span text:style-name="T6">xxx</text:span><text:span text:style-name="T4">"&gt;</text:span></text:p>
      <text:p text:style-name="Standard"><text:span text:style-name="T4"><text:tab/><text:tab/><text:tab/>&lt;datalist id="</text:span><text:span text:style-name="T6">xxx</text:span><text:span text:style-name="T4">"&gt;</text:span></text:p>
      <text:p text:style-name="P5"><text:tab/><text:tab/><text:tab/> <text:s/>&lt;option value="Bac STI"&gt;</text:p>
      <text:p text:style-name="P5"><text:tab/><text:tab/><text:tab/> <text:s/><text:span text:style-name="T8">&lt;...&gt;</text:span></text:p>
      <text:p text:style-name="P5"><text:tab/><text:tab/><text:tab/>&lt;/datalist&gt;</text:p>
      <text:p text:style-name="List_20_Paragraph"/>
      <text:p text:style-name="Standard"/>
      <text:list xml:id="list113505190594259" text:continue-list="list113506908824300" text:style-name="Outline">
        <text:list-item>
          <text:h text:style-name="P29" text:outline-level="1"><text:bookmark text:name="_GoBack"/>: Créer la structure d'un site web</text:h>
        </text:list-item>
      </text:list>
      <text:list xml:id="list3946297521" text:style-name="WWNum27">
        <text:list-item>
          <text:p text:style-name="P21">Fichier CSS</text:p>
        </text:list-item>
      </text:list>
      <text:list xml:id="list346310356" text:style-name="WWNum7">
        <text:list-item>
          <text:p text:style-name="P25">Comment faire pour attribuer, en une seule ligne de code, un alignement central aux différents titres dans chaque bloque de votre site web ?</text:p>
        </text:list-item>
      </text:list>
      <text:p text:style-name="P12"><text:tab/><text:tab/><text:span text:style-name="T7">Body {</text:span></text:p>
      <text:p text:style-name="P8"><text:tab/><text:tab/><text:tab/><text:span text:style-name="T9">text-align= center ;</text:span></text:p>
      <text:p text:style-name="P9"><text:tab/><text:tab/>}</text:p>
      <text:p text:style-name="P5"/>
      <text:p text:style-name="Standard"/>
      <text:p text:style-name="Standard"/>
      <text:list xml:id="list113505262733923" text:continue-list="list113505190594259" text:style-name="Outline">
        <text:list-item>
          <text:h text:style-name="P27" text:outline-level="1">: Mise en forme du site web</text:h>
        </text:list-item>
        <text:list-item>
          <text:p text:style-name="Heading_20_2">body</text:p>
        </text:list-item>
      </text:list>
      <text:list xml:id="list113506018463250" text:continue-list="list113504993981910" text:style-name="WWNum3">
        <text:list-item>
          <text:p text:style-name="P23">Que faut-il modifier pour changer la couleur de fond du site ?</text:p>
        </text:list-item>
      </text:list>
      <text:p text:style-name="P7">On va dans le css et nous faisons :</text:p>
      <text:p text:style-name="P7">body <text:s/>{</text:p>
      <text:p text:style-name="P7"><text:tab/>background-color ; yellow ;</text:p>
      <text:p text:style-name="P7">}</text:p>
      <text:list xml:id="list113506132160676" text:continue-list="list113505262733923" text:style-name="Outline">
        <text:list-item>
          <text:p text:style-name="Heading_20_2">header</text:p>
        </text:list-item>
      </text:list>
      <text:list xml:id="list113505393478560" text:continue-list="list113506018463250" text:style-name="WWNum3">
        <text:list-item>
          <text:p text:style-name="P23">Quelle est la valeur du <text:span text:style-name="T1">padding</text:span> attribuée au <text:span text:style-name="T1">header</text:span> ?</text:p>
        </text:list-item>
      </text:list>
      <text:p text:style-name="P5">2<text:span text:style-name="T10">0px</text:span></text:p>
      <text:list xml:id="list113506544421709" text:continue-list="list113506132160676" text:style-name="Outline">
        <text:list-item>
          <text:p text:style-name="Heading_20_2">nav</text:p>
        </text:list-item>
      </text:list>
      <text:list xml:id="list113506972374164" text:continue-list="list113505393478560" text:style-name="WWNum3">
        <text:list-item>
          <text:p text:style-name="P23">Que faut-il mettre <text:s/>dans le CSS pour modifier les balises <text:span text:style-name="T1">&lt;a&gt;</text:span> contenues dans la balise <text:span text:style-name="T1">&lt;nav&gt; ?</text:span></text:p>
        </text:list-item>
      </text:list>
      <text:p text:style-name="P11">nav a {</text:p>
      <text:p text:style-name="P11"><text:tab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 2" svg:font-family="'Wingdings 2'"/>
    <style:font-face style:name="Arial3" svg:font-family="Arial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 Narrow" fo:font-family="'Arial Narro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text-underline-style="solid" style:text-underline-width="auto" style:text-underline-color="font-color" fo:font-weight="bold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353cm" fo:margin-bottom="0cm" loext:contextual-spacing="false" fo:keep-together="always" fo:keep-with-next="always"/>
      <style:text-properties fo:color="#4f6228" style:font-name="Cambria" fo:font-family="Cambria" style:font-family-generic="roman" style:font-pitch="variable" fo:font-weight="bold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loext:contextual-spacing="false" fo:line-height="100%" fo:text-align="start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line-height="100%"/>
      <style:text-properties fo:color="#000000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parent-style-name="Title" style:default-outline-level="1" style:list-style-name="Outline">
      <style:paragraph-properties fo:margin-top="0cm" fo:margin-bottom="0cm" loext:contextual-spacing="false" fo:padding-left="0cm" fo:padding-right="0cm" fo:padding-top="0cm" fo:padding-bottom="0.141cm" fo:border-left="none" fo:border-right="none" fo:border-top="none" fo:border-bottom="2.24pt solid #4f81bd"/>
      <style:text-properties style:font-name="Arial Narrow" fo:font-family="'Arial Narrow'" style:font-family-generic="roman" style:font-pitch="variable"/>
    </style:style>
    <style:style style:name="Corps_20_de_20_texte_20_21" style:display-name="Corps de texte 21" style:family="paragraph" style:parent-style-name="Standard" style:default-outline-level="" style:list-style-name="">
      <style:paragraph-properties fo:margin-left="0cm" fo:margin-right="0cm" fo:text-align="justify" style:justify-single-word="false" fo:text-indent="1cm" style:auto-text-indent="false"/>
      <style:text-properties style:font-name="Times" fo:font-family="Times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style:text-underline-style="solid" style:text-underline-width="auto" style:text-underline-color="font-color" fo:font-weight="bold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6228" style:font-name="Cambria" fo:font-family="Cambria" style:font-family-generic="roman" style:font-pitch="variable" fo:font-weight="bold" style:font-weight-asian="bold" style:font-size-complex="13pt" style:font-weight-complex="bold"/>
    </style:style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rmal1" style:family="text" style:parent-style-name="Default_20_Paragraph_20_Font">
      <style:text-properties style:font-name="Arial1" fo:font-family="Arial" style:font-family-generic="roman" style:font-pitch="variable" fo:font-size="10pt" style:font-size-asian="10pt" style:font-name-complex="Arial2" style:font-family-complex="Arial" style:font-family-generic-complex="system" style:font-pitch-complex="variable" style:font-size-complex="10pt"/>
    </style:style>
    <style:style style:name="sc1211" style:family="text" style:parent-style-name="Default_20_Paragraph_20_Font">
      <style:text-properties fo:color="#0000ff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c1271" style:family="text" style:parent-style-name="Default_20_Paragraph_20_Font">
      <style:text-properties fo:color="#8000ff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231" style:family="text" style:parent-style-name="Default_20_Paragraph_20_Font">
      <style:text-properties fo:color="#00008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181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19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261" style:family="text" style:parent-style-name="Default_20_Paragraph_20_Font">
      <style:text-properties fo:color="#808080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ans_20_interligne_20_Car" style:display-name="Sans interligne Car" style:family="text" style:parent-style-name="Titre_20_Car">
      <style:text-properties fo:color="#17365d" style:font-name="Arial Narrow" fo:font-family="'Arial Narrow'" style:font-family-generic="roman" style:font-pitch="variable" fo:font-size="26pt" fo:letter-spacing="0.009cm" style:letter-kerning="true" style:font-size-asian="26pt" style:font-size-complex="26pt"/>
    </style:style>
    <style:style style:name="Strong_20_Emphasis" style:display-name="Strong Emphasis" style:family="text">
      <style:text-properties fo:color="#000000" style:font-name="Courier New" fo:font-family="'Courier New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ListLabel_20_1" style:display-name="ListLabel 1" style:family="text">
      <style:text-properties fo:font-size="13pt" fo:font-style="normal" style:text-underline-style="none" fo:font-weight="normal" style:font-size-asian="13pt" style:font-style-asian="normal" style:font-weight-asian="normal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3pt" fo:font-style="normal" fo:font-weight="normal" style:font-size-asian="13pt" style:font-style-asian="normal" style:font-weight-asian="normal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style:letter-kerning="true" style:text-blinking="false" style:font-style-asian="normal" style:font-style-complex="normal" style:text-emphasize="none" text:display="true"/>
    </style:style>
    <text:outline-style style:name="Outline">
      <text:outline-level-style text:level="1" text:style-name="ListLabel_20_4" style:num-prefix="Partie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3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3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prefix="Partie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6.254cm" style:type="right"/>
        </style:tab-stops>
      </style:paragraph-properties>
      <style:text-properties fo:language="en" fo:country="US"/>
    </style:style>
    <style:style style:name="MP2" style:family="paragraph" style:parent-style-name="Footer">
      <style:paragraph-properties>
        <style:tab-stops>
          <style:tab-stop style:position="16.254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25cm" fo:margin-bottom="0.757cm" fo:margin-left="2.499cm" fo:margin-right="2.247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6cm" fo:margin-left="0cm" fo:margin-right="0cm" fo:margin-bottom="1.095cm" style:dynamic-spacing="true"/>
      </style:header-style>
      <style:footer-style>
        <style:header-footer-properties fo:min-height="0.744cm" fo:margin-left="0cm" fo:margin-right="0cm" fo:margin-top="0.644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Module 1 : Initiation HTML5<text:tab/><text:tab/>: Base HTML</text:p>
      </style:header>
      <style:footer>
        <text:p text:style-name="MP1">Georges, Hagot, Iervese<text:tab/>Sep-17<text:tab/></text:p>
      </style:footer>
    </style:master-page>
    <style:master-page style:name="Converted1" style:page-layout-name="Mpm1">
      <style:header>
        <text:p text:style-name="Header">Module 1 : Initiation HTML5<text:tab/><text:tab/>: Créer son CV</text:p>
      </style:header>
      <style:footer>
        <text:p text:style-name="MP2">Georges, Hagot, Iervese<text:tab/>sept.-17</text:p>
      </style:footer>
    </style:master-page>
    <style:master-page style:name="Converted2" style:page-layout-name="Mpm1">
      <style:header>
        <text:p text:style-name="Header">Module 1 : Initiation HTML5<text:tab/><text:tab/>: Créer son CV</text:p>
      </style:header>
      <style:footer>
        <text:p text:style-name="MP2">Georges, Hagot, Iervese<text:tab/>sept.-17</text:p>
      </style:footer>
    </style:master-page>
    <style:master-page style:name="Converted3" style:page-layout-name="Mpm1">
      <style:header>
        <text:p text:style-name="Header">Module 1 : Initiation HTML5<text:tab/><text:tab/>: Créer son CV</text:p>
      </style:header>
      <style:footer>
        <text:p text:style-name="MP2">Georges, Hagot, Iervese<text:tab/>sept.-17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GOT PASCAL</meta:initial-creator>
    <meta:editing-cycles>21</meta:editing-cycles>
    <meta:print-date>2017-09-05T09:17:00</meta:print-date>
    <meta:creation-date>2017-09-05T08:51:00</meta:creation-date>
    <dc:date>2019-09-20T09:13:52.581000000</dc:date>
    <meta:editing-duration>PT1H14M10S</meta:editing-duration>
    <meta:generator>LibreOffice/6.3.0.4$Windows_X86_64 LibreOffice_project/057fc023c990d676a43019934386b85b21a9ee99</meta:generator>
    <meta:document-statistic meta:table-count="1" meta:image-count="0" meta:object-count="0" meta:page-count="6" meta:paragraph-count="89" meta:word-count="610" meta:character-count="3349" meta:non-whitespace-character-count="2826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